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geLogWriter.printEntry( Document doc , final PrintWriter output , final CVSEntry en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hangeLogWriter.printChangeLog( final PrintWriter output , final CVSEntry [ ] entr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